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1.7313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B" style:family="table-column">
      <style:table-column-properties style:column-width="1.7313in" style:rel-column-width="1638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2.5972in" style:rel-column-width="2457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1b7906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1d5642"/>
    </style:style>
    <style:style style:name="P3" style:family="paragraph" style:parent-style-name="Standard">
      <style:text-properties fo:font-size="8pt" officeooo:rsid="001af2cf" officeooo:paragraph-rsid="001b7906" style:font-size-asian="8pt" style:font-size-complex="8pt"/>
    </style:style>
    <style:style style:name="P4" style:family="paragraph" style:parent-style-name="Standard">
      <style:text-properties fo:font-size="8pt" officeooo:rsid="001af2cf" officeooo:paragraph-rsid="001d5642" style:font-size-asian="8pt" style:font-size-complex="8pt"/>
    </style:style>
    <style:style style:name="P5" style:family="paragraph" style:parent-style-name="Standard">
      <style:text-properties fo:font-size="8pt" officeooo:rsid="001b7906" officeooo:paragraph-rsid="001d5642" style:font-size-asian="8pt" style:font-size-complex="8pt"/>
    </style:style>
    <style:style style:name="P6" style:family="paragraph" style:parent-style-name="Standard">
      <style:text-properties fo:font-size="10pt" style:text-underline-style="solid" style:text-underline-width="auto" style:text-underline-color="font-color" officeooo:rsid="001af2cf" officeooo:paragraph-rsid="001af2cf" style:font-size-asian="10pt" style:font-size-complex="10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1b7906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1af2cf" officeooo:paragraph-rsid="001e8093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1af2cf" style:font-size-asian="10pt" style:font-size-complex="10pt"/>
    </style:style>
    <style:style style:name="P10" style:family="paragraph" style:parent-style-name="Standard">
      <style:text-properties fo:font-size="10pt" officeooo:rsid="001af2cf" officeooo:paragraph-rsid="001b7906" style:font-size-asian="10pt" style:font-size-complex="10pt"/>
    </style:style>
    <style:style style:name="P11" style:family="paragraph" style:parent-style-name="Standard">
      <style:text-properties fo:font-size="10pt" officeooo:rsid="001af2cf" officeooo:paragraph-rsid="001d5642" style:font-size-asian="10pt" style:font-size-complex="10pt"/>
    </style:style>
    <style:style style:name="P12" style:family="paragraph" style:parent-style-name="Standard">
      <style:text-properties fo:font-size="10pt" officeooo:rsid="001af2cf" officeooo:paragraph-rsid="001e8093" style:font-size-asian="10pt" style:font-size-complex="10pt"/>
    </style:style>
    <style:style style:name="P13" style:family="paragraph" style:parent-style-name="Standard">
      <style:text-properties fo:font-size="10pt" officeooo:rsid="001e8093" officeooo:paragraph-rsid="001e8093" style:font-size-asian="10pt" style:font-size-complex="10pt"/>
    </style:style>
    <style:style style:name="P14" style:family="paragraph" style:parent-style-name="Standard">
      <style:text-properties fo:font-size="10pt" officeooo:rsid="001e8093" officeooo:paragraph-rsid="001f3c00" style:font-size-asian="10pt" style:font-size-complex="10pt"/>
    </style:style>
    <style:style style:name="P15" style:family="paragraph" style:parent-style-name="Standard">
      <style:text-properties fo:font-size="10pt" style:text-underline-style="none" officeooo:rsid="001e8093" officeooo:paragraph-rsid="001e8093" style:font-size-asian="10pt" style:font-size-complex="10pt"/>
    </style:style>
    <style:style style:name="P16" style:family="paragraph" style:parent-style-name="Table_20_Contents">
      <style:text-properties fo:font-size="8pt" officeooo:rsid="001af2cf" officeooo:paragraph-rsid="001af2cf" style:font-size-asian="8pt" style:font-size-complex="8pt"/>
    </style:style>
    <style:style style:name="P17" style:family="paragraph" style:parent-style-name="Table_20_Contents">
      <style:text-properties fo:font-size="8pt" officeooo:rsid="001af2cf" officeooo:paragraph-rsid="001b7906" style:font-size-asian="8pt" style:font-size-complex="8pt"/>
    </style:style>
    <style:style style:name="P18" style:family="paragraph" style:parent-style-name="Table_20_Contents">
      <style:text-properties fo:font-size="8pt" officeooo:rsid="001af2cf" officeooo:paragraph-rsid="001d5642" style:font-size-asian="8pt" style:font-size-complex="8pt"/>
    </style:style>
    <style:style style:name="P19" style:family="paragraph" style:parent-style-name="Table_20_Contents">
      <style:text-properties fo:font-size="8pt" officeooo:rsid="001b7906" officeooo:paragraph-rsid="001b7906" style:font-size-asian="8pt" style:font-size-complex="8pt"/>
    </style:style>
    <style:style style:name="P20" style:family="paragraph" style:parent-style-name="Table_20_Contents">
      <style:text-properties fo:font-size="8pt" officeooo:rsid="001b7906" officeooo:paragraph-rsid="001d5642" style:font-size-asian="8pt" style:font-size-complex="8pt"/>
    </style:style>
    <style:style style:name="P21" style:family="paragraph" style:parent-style-name="Table_20_Contents">
      <style:text-properties fo:font-size="8pt" officeooo:rsid="001d5642" officeooo:paragraph-rsid="001d5642" style:font-size-asian="8pt" style:font-size-complex="8pt"/>
    </style:style>
    <style:style style:name="P22" style:family="paragraph" style:parent-style-name="Table_20_Contents">
      <style:text-properties fo:font-size="10pt" officeooo:rsid="001af2cf" officeooo:paragraph-rsid="001af2cf" style:font-size-asian="10pt" style:font-size-complex="10pt"/>
    </style:style>
    <style:style style:name="P23" style:family="paragraph" style:parent-style-name="Table_20_Contents">
      <style:text-properties fo:font-size="10pt" officeooo:rsid="001af2cf" officeooo:paragraph-rsid="001b7906" style:font-size-asian="10pt" style:font-size-complex="10pt"/>
    </style:style>
    <style:style style:name="P24" style:family="paragraph" style:parent-style-name="Table_20_Contents">
      <style:text-properties fo:font-size="10pt" officeooo:rsid="001af2cf" officeooo:paragraph-rsid="001d5642" style:font-size-asian="10pt" style:font-size-complex="10pt"/>
    </style:style>
    <style:style style:name="P25" style:family="paragraph" style:parent-style-name="Table_20_Contents">
      <style:text-properties fo:font-size="10pt" officeooo:rsid="001e8093" officeooo:paragraph-rsid="001e8093" style:font-size-asian="10pt" style:font-size-complex="10pt"/>
    </style:style>
    <style:style style:name="P26" style:family="paragraph" style:parent-style-name="Table_20_Contents">
      <style:text-properties fo:font-size="10pt" officeooo:rsid="001f3c00" officeooo:paragraph-rsid="001f3c00" style:font-size-asian="10pt" style:font-size-complex="10pt"/>
    </style:style>
    <style:style style:name="P27" style:family="paragraph" style:parent-style-name="Standard">
      <style:text-properties style:text-underline-style="solid" style:text-underline-width="auto" style:text-underline-color="font-color" officeooo:rsid="001af2cf" officeooo:paragraph-rsid="001b7906"/>
    </style:style>
    <style:style style:name="P28" style:family="paragraph" style:parent-style-name="Table_20_Contents">
      <style:text-properties fo:font-size="8pt" officeooo:rsid="001d5642" officeooo:paragraph-rsid="001d5642" style:font-size-asian="8pt" style:font-size-complex="8pt"/>
    </style:style>
    <style:style style:name="P29" style:family="paragraph" style:parent-style-name="Table_20_Contents">
      <style:text-properties fo:font-size="10pt" officeooo:rsid="001e8093" officeooo:paragraph-rsid="0023a15b" style:font-size-asian="10pt" style:font-size-complex="10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7" style:family="text">
      <style:text-properties officeooo:rsid="001d5642"/>
    </style:style>
    <style:style style:name="T8" style:family="text">
      <style:text-properties officeooo:rsid="001e809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3c00"/>
    </style:style>
    <style:style style:name="T11" style:family="text">
      <style:text-properties officeooo:rsid="0023a1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cenario 1</text:p>
      <text:p text:style-name="P9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2">Original file</text:p>
          </table:table-cell>
          <table:table-cell table:style-name="Table1.A1" office:value-type="string">
            <text:p text:style-name="P22">Branch Master</text:p>
          </table:table-cell>
          <table:table-cell table:style-name="Table1.A1" office:value-type="string">
            <text:p text:style-name="P22">Branch Feat1</text:p>
          </table:table-cell>
          <table:table-cell table:style-name="Table1.D1" office:value-type="string">
            <text:p text:style-name="P22">Result after solve conflicts</text:p>
          </table:table-cell>
        </table:table-row>
        <table:table-row>
          <table:table-cell table:style-name="Table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1.A2" office:value-type="string">
            <text:p text:style-name="P16">1</text:p>
            <text:p text:style-name="P16">2-DEV-a-BRANCH-master</text:p>
            <text:p text:style-name="P16">3-DEV-a-BRANCH-master</text:p>
            <text:p text:style-name="P16">4-DEV-a-BRANCH-master</text:p>
            <text:p text:style-name="P16">5</text:p>
          </table:table-cell>
          <table:table-cell table:style-name="Table1.A2" office:value-type="string">
            <text:p text:style-name="P16">1</text:p>
            <text:p text:style-name="P16">2-DEV-b-BRANCH-feat1</text:p>
            <text:p text:style-name="P16">3-DEV-b-BRANCH-feat1</text:p>
            <text:p text:style-name="P16">4-DEV-b-BRANCH-feat1</text:p>
            <text:p text:style-name="P16">5</text:p>
          </table:table-cell>
          <table:table-cell table:style-name="Table1.D2" office:value-type="string">
            <text:p text:style-name="P16">1</text:p>
            <text:p text:style-name="P16">2-DEV-b-BRANCH-feat1</text:p>
            <text:p text:style-name="P16">3-DEV-b-BRANCH-feat1</text:p>
            <text:p text:style-name="P16">4-DEV-a-BRANCH-master</text:p>
            <text:p text:style-name="P16">5</text:p>
          </table:table-cell>
        </table:table-row>
      </table:table>
      <text:p text:style-name="P9"/>
      <text:p text:style-name="P13">Network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Expected</text:p>
          </table:table-cell>
          <table:table-cell table:style-name="Table7.B1" office:value-type="string">
            <text:p text:style-name="P25">Generated <text:span text:style-name="T11">(by Cotonet)</text:span></text:p>
          </table:table-cell>
        </table:table-row>
        <table:table-row>
          <table:table-cell table:style-name="Table7.A2" office:value-type="string">
            <text:p text:style-name="P25">(devA, devB)</text:p>
          </table:table-cell>
          <table:table-cell table:style-name="Table7.B2" office:value-type="string">
            <text:p text:style-name="P25">(devA, devB)</text:p>
          </table:table-cell>
        </table:table-row>
      </table:table>
      <text:p text:style-name="P9"/>
      <text:p text:style-name="P6">Scenario 2</text:p>
      <text:p text:style-name="P9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22">Original file</text:p>
          </table:table-cell>
          <table:table-cell table:style-name="Table2.A1" office:value-type="string">
            <text:p text:style-name="P22">Branch Master</text:p>
          </table:table-cell>
          <table:table-cell table:style-name="Table2.A1" office:value-type="string">
            <text:p text:style-name="P22">Branch Feat1</text:p>
          </table:table-cell>
          <table:table-cell table:style-name="Table2.D1" office:value-type="string">
            <text:p text:style-name="P22">Result after solve conflicts</text:p>
          </table:table-cell>
        </table:table-row>
        <table:table-row>
          <table:table-cell table:style-name="Table2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2.A2" office:value-type="string">
            <text:p text:style-name="P16">1</text:p>
            <text:p text:style-name="P16">2-DEV-a-BRANCH-master</text:p>
            <text:p text:style-name="P16">3</text:p>
            <text:p text:style-name="P16">4</text:p>
            <text:p text:style-name="P16">5</text:p>
          </table:table-cell>
          <table:table-cell table:style-name="Table2.A2" office:value-type="string">
            <text:p text:style-name="P16">1</text:p>
            <text:p text:style-name="P16">2-DEV-b-BRANCH-feat1</text:p>
            <text:p text:style-name="P16">3-DEV-b-BRANCH-feat1</text:p>
            <text:p text:style-name="P16">4</text:p>
            <text:p text:style-name="P16">5</text:p>
          </table:table-cell>
          <table:table-cell table:style-name="Table2.D2" office:value-type="string">
            <text:p text:style-name="P16">1</text:p>
            <text:p text:style-name="P16">2-DEV-a-BRANCH-master</text:p>
            <text:p text:style-name="P16">3-DEV-b-BRANCH-feat1</text:p>
            <text:p text:style-name="P16">4</text:p>
            <text:p text:style-name="P16">5</text:p>
          </table:table-cell>
        </table:table-row>
      </table:table>
      <text:p text:style-name="P9"/>
      <text:p text:style-name="P13">Network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5">Expected</text:p>
          </table:table-cell>
          <table:table-cell table:style-name="Table8.B1" office:value-type="string">
            <text:p text:style-name="P29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25">(devA, devB)</text:p>
          </table:table-cell>
          <table:table-cell table:style-name="Table8.B2" office:value-type="string">
            <text:p text:style-name="P25">(devA, devC); (devA, devB); (devC, devB)</text:p>
          </table:table-cell>
        </table:table-row>
      </table:table>
      <text:p text:style-name="P12"/>
      <text:p text:style-name="P15">OBS: DevC created the “Original file”</text:p>
      <text:p text:style-name="P6"/>
      <text:p text:style-name="P6">Scenario 3</text:p>
      <text:p text:style-name="P9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2">Original file</text:p>
          </table:table-cell>
          <table:table-cell table:style-name="Table3.A1" office:value-type="string">
            <text:p text:style-name="P22">Branch Master</text:p>
          </table:table-cell>
          <table:table-cell table:style-name="Table3.A1" office:value-type="string">
            <text:p text:style-name="P22">Branch Feat1</text:p>
          </table:table-cell>
          <table:table-cell table:style-name="Table3.D1" office:value-type="string">
            <text:p text:style-name="P22">Result after solve conflicts</text:p>
          </table:table-cell>
        </table:table-row>
        <table:table-row>
          <table:table-cell table:style-name="Table3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-DEV-d-BRANCH-master</text:p>
            <text:p text:style-name="P16">2</text:p>
            <text:p text:style-name="P16">3</text:p>
            <text:p text:style-name="P16">4-DEV-d-BRANCH-master</text:p>
            <text:p text:style-name="P16">5</text:p>
          </table:table-cell>
          <table:table-cell table:style-name="Table3.A2" office:value-type="string">
            <text:p text:style-name="P16">1</text:p>
            <text:p text:style-name="P17">2</text:p>
            <text:p text:style-name="P17">3-DEV-<text:span text:style-name="T2">c</text:span>-BRANCH-feat1</text:p>
            <text:p text:style-name="P16">4</text:p>
            <text:p text:style-name="P16">5</text:p>
          </table:table-cell>
          <table:table-cell table:style-name="Table3.D2" office:value-type="string">
            <text:p text:style-name="P17">1-DEV-d-BRANCH-master</text:p>
            <text:p text:style-name="P16">2</text:p>
            <text:p text:style-name="P16">3-DEV-<text:span text:style-name="T2">c</text:span>-BRANCH-feat1</text:p>
            <text:p text:style-name="P17">4-DEV-d-BRANCH-master</text:p>
            <text:p text:style-name="P16">5</text:p>
          </table:table-cell>
        </table:table-row>
      </table:table>
      <text:p text:style-name="P9"/>
      <text:p text:style-name="P13">Network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5">Expected</text:p>
          </table:table-cell>
          <table:table-cell table:style-name="Table9.B1" office:value-type="string">
            <text:p text:style-name="P29">Generated <text:span text:style-name="T11">(by Cotonet)</text:span></text:p>
          </table:table-cell>
        </table:table-row>
        <table:table-row>
          <table:table-cell table:style-name="Table9.A2" office:value-type="string">
            <text:p text:style-name="P25">(devC, devD)</text:p>
          </table:table-cell>
          <table:table-cell table:style-name="Table9.B2" office:value-type="string">
            <text:p text:style-name="P25">(devC, devD)</text:p>
          </table:table-cell>
        </table:table-row>
      </table:table>
      <text:p text:style-name="P12"/>
      <text:p text:style-name="P7">Scenario 4</text:p>
      <text:p text:style-name="P10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23">Original file</text:p>
          </table:table-cell>
          <table:table-cell table:style-name="Table4.A1" office:value-type="string">
            <text:p text:style-name="P23">Branch Master</text:p>
          </table:table-cell>
          <table:table-cell table:style-name="Table4.A1" office:value-type="string">
            <text:p text:style-name="P23">Branch Feat<text:span text:style-name="T7">2</text:span></text:p>
          </table:table-cell>
          <table:table-cell table:style-name="Table4.D1" office:value-type="string">
            <text:p text:style-name="P23">Result after solve conflicts</text:p>
          </table:table-cell>
        </table:table-row>
        <table:table-row>
          <table:table-cell table:style-name="Table4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19">7</text:p>
            <text:p text:style-name="P19">8</text:p>
            <text:p text:style-name="P19">9</text:p>
            <text:p text:style-name="P19">10<text:span text:style-name="T1">-DEV-</text:span>e<text:span text:style-name="T1">-BRANCH-master</text:span></text:p>
          </table:table-cell>
          <table:table-cell table:style-name="Table4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21">7</text:p>
            <text:p text:style-name="P20">8<text:span text:style-name="T1">-DEV-g-BRANCH-master</text:span></text:p>
            <text:p text:style-name="P20">9<text:span text:style-name="T1">-DEV-g-BRANCH-master</text:span></text:p>
            <text:p text:style-name="P19">10<text:span text:style-name="T1">-DEV-</text:span>e<text:span text:style-name="T1">-BRANCH-master</text:span></text:p>
          </table:table-cell>
          <table:table-cell table:style-name="Table4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  <text:p text:style-name="P5"><text:span text:style-name="T7">6-DEV-</text:span>f<text:span text:style-name="T1">-BRANCH-feat2</text:span></text:p>
            <text:p text:style-name="P20">7<text:span text:style-name="T1">-DEV-</text:span>f<text:span text:style-name="T1">-BRANCH-feat2</text:span></text:p>
            <text:p text:style-name="P21">8</text:p>
            <text:p text:style-name="P21">9</text:p>
            <text:p text:style-name="P20">10</text:p>
          </table:table-cell>
          <table:table-cell table:style-name="Table4.D2" office:value-type="string">
            <text:p text:style-name="P17">1</text:p>
            <text:p text:style-name="P18">2-DEV-<text:span text:style-name="T2">e</text:span>-BRANCH-master</text:p>
            <text:p text:style-name="P17">3</text:p>
            <text:p text:style-name="P17">4</text:p>
            <text:p text:style-name="P17">5</text:p>
            <text:p text:style-name="P20">6<text:span text:style-name="T1">-DEV-</text:span>f<text:span text:style-name="T1">-BRANCH-feat2</text:span></text:p>
            <text:p text:style-name="P20">7<text:span text:style-name="T1">-DEV-</text:span>f<text:span text:style-name="T1">-BRANCH-feat2</text:span></text:p>
            <text:p text:style-name="P20">8<text:span text:style-name="T1">-DEV-g-BRANCH-master</text:span></text:p>
            <text:p text:style-name="P20">9<text:span text:style-name="T1">-DEV-g-BRANCH-master</text:span></text:p>
            <text:p text:style-name="P20">10-<text:span text:style-name="T1">DEV-</text:span>e<text:span text:style-name="T1">-BRANCH-master</text:span></text:p>
          </table:table-cell>
        </table:table-row>
      </table:table>
      <text:p text:style-name="P10"/>
      <text:p text:style-name="P13"/>
      <text:p text:style-name="P13"/>
      <text:p text:style-name="P13"><text:soft-page-break/>Network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5">Expected</text:p>
          </table:table-cell>
          <table:table-cell table:style-name="Table10.B1" office:value-type="string">
            <text:p text:style-name="P29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25">(devF, devG)</text:p>
          </table:table-cell>
          <table:table-cell table:style-name="Table10.B2" office:value-type="string">
            <text:p text:style-name="P25">(devE, devG); (devE, devF); (devG, devF)</text:p>
          </table:table-cell>
        </table:table-row>
      </table:table>
      <text:p text:style-name="P27"/>
      <text:p text:style-name="P15">OBS: DevE created the “Original file” that’s why he probably is part of the generated network </text:p>
      <text:p text:style-name="P27"/>
      <text:p text:style-name="P1"><text:span text:style-name="T9">S</text:span><text:span text:style-name="T5">cenario </text:span><text:span text:style-name="T6">5</text:span></text:p>
      <text:p text:style-name="P10"/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3">Original file</text:p>
          </table:table-cell>
          <table:table-cell table:style-name="Table5.A1" office:value-type="string">
            <text:p text:style-name="P23">Branch Master</text:p>
          </table:table-cell>
          <table:table-cell table:style-name="Table5.C1" office:value-type="string">
            <text:p text:style-name="P23">Result after solve conflicts</text:p>
          </table:table-cell>
        </table:table-row>
        <table:table-row>
          <table:table-cell table:style-name="Table5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5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text:span text:style-name="T1">-DEV-</text:span>f<text:span text:style-name="T1">-BRANCH-master</text:span></text:p>
            <text:p text:style-name="P19">7<text:span text:style-name="T1">-DEV-</text:span>f<text:span text:style-name="T1">-BRANCH-master</text:span></text:p>
            <text:p text:style-name="P19">8</text:p>
            <text:p text:style-name="P19">9</text:p>
            <text:p text:style-name="P19">10</text:p>
          </table:table-cell>
          <table:table-cell table:style-name="Table5.C2" office:value-type="string">
            <text:p text:style-name="P17">1</text:p>
            <text:p text:style-name="P18">2-DEV-<text:span text:style-name="T2">e</text:span>-BRANCH-master</text:p>
            <text:p text:style-name="P17">3</text:p>
            <text:p text:style-name="P17">4</text:p>
            <text:p text:style-name="P17">5</text:p>
            <text:p text:style-name="P20">6<text:span text:style-name="T1">-DEV-</text:span>f<text:span text:style-name="T1">-BRANCH-master</text:span></text:p>
            <text:p text:style-name="P20">7<text:span text:style-name="T1">-DEV-</text:span>f<text:span text:style-name="T1">-BRANCH-master</text:span></text:p>
            <text:p text:style-name="P20">8-<text:span text:style-name="T1">DEV-g-BRANCH-master</text:span></text:p>
            <text:p text:style-name="P20">9-<text:span text:style-name="T1">DEV-g-BRANCH-master</text:span></text:p>
            <text:p text:style-name="P19">10</text:p>
          </table:table-cell>
        </table:table-row>
      </table:table>
      <text:p text:style-name="P3"/>
      <text:p text:style-name="P13">Network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">Expected</text:p>
          </table:table-cell>
          <table:table-cell table:style-name="Table11.B1" office:value-type="string">
            <text:p text:style-name="P29">Generated <text:span text:style-name="T11">(by Cotonet)</text:span></text:p>
          </table:table-cell>
        </table:table-row>
        <table:table-row>
          <table:table-cell table:style-name="Table11.A2" office:value-type="string">
            <text:p text:style-name="P25">Empty</text:p>
          </table:table-cell>
          <table:table-cell table:style-name="Table11.B2" office:value-type="string">
            <text:p text:style-name="P25">Empty</text:p>
          </table:table-cell>
        </table:table-row>
      </table:table>
      <text:p text:style-name="P8"/>
      <text:p text:style-name="P2">S<text:span text:style-name="T3">cenario </text:span><text:span text:style-name="T4">6</text:span></text:p>
      <text:p text:style-name="P11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24">Original file</text:p>
          </table:table-cell>
          <table:table-cell table:style-name="Table6.A1" office:value-type="string">
            <text:p text:style-name="P24">Branch Master</text:p>
          </table:table-cell>
          <table:table-cell table:style-name="Table6.A1" office:value-type="string">
            <text:p text:style-name="P24">Branch Feat<text:span text:style-name="T7">3</text:span></text:p>
          </table:table-cell>
          <table:table-cell table:style-name="Table6.D1" office:value-type="string">
            <text:p text:style-name="P24">Result after solve conflicts</text:p>
          </table:table-cell>
        </table:table-row>
        <table:table-row>
          <table:table-cell table:style-name="Table6.A2" office:value-type="string">
            <text:p text:style-name="P18">1</text:p>
            <text:p text:style-name="P18">2</text:p>
            <text:p text:style-name="P18">3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/text:p>
            <text:p text:style-name="P20">10</text:p>
          </table:table-cell>
          <table:table-cell table:style-name="Table6.A2" office:value-type="string">
            <text:p text:style-name="P18">1</text:p>
            <text:p text:style-name="P18">2-DEV-<text:span text:style-name="T2">e</text:span>-BRANCH-master</text:p>
            <text:p text:style-name="P18">3-DEV-<text:span text:style-name="T2">e</text:span>-BRANCH-master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text:span text:style-name="T1">-DEV-a-BRANCH-master</text:span></text:p>
            <text:p text:style-name="P20">10<text:span text:style-name="T1">-DEV-b-BRANCH-master</text:span></text:p>
          </table:table-cell>
          <table:table-cell table:style-name="Table6.A2" office:value-type="string">
            <text:p text:style-name="P18">1</text:p>
            <text:p text:style-name="P18">2-DEV-<text:span text:style-name="T7">f</text:span>-BRANCH-feat3</text:p>
            <text:p text:style-name="P18">3-DEV-<text:span text:style-name="T7">g</text:span>-BRANCH-feat3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text:span text:style-name="T1">-DEV-c-BRANCH-feat3</text:span></text:p>
            <text:p text:style-name="P20">10<text:span text:style-name="T1">-DEV-d-BRANCH-feat3</text:span></text:p>
          </table:table-cell>
          <table:table-cell table:style-name="Table6.D2" office:value-type="string">
            <text:p text:style-name="P18">1</text:p>
            <text:p text:style-name="P18">2-DEV-<text:span text:style-name="T7">f</text:span>-BRANCH-feat3</text:p>
            <text:p text:style-name="P18">3-DEV-<text:span text:style-name="T7">g</text:span>-BRANCH-feat3</text:p>
            <text:p text:style-name="P18">4</text:p>
            <text:p text:style-name="P18">5</text:p>
            <text:p text:style-name="P21">6</text:p>
            <text:p text:style-name="P20">7</text:p>
            <text:p text:style-name="P20">8</text:p>
            <text:p text:style-name="P20">9<text:span text:style-name="T1">-DEV-c-BRANCH-feat3</text:span></text:p>
            <text:p text:style-name="P20">10<text:span text:style-name="T1">-DEV-d-BRANCH-feat3</text:span></text:p>
          </table:table-cell>
        </table:table-row>
      </table:table>
      <text:p text:style-name="P4"/>
      <text:p text:style-name="P13">Network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5">Expected</text:p>
          </table:table-cell>
          <table:table-cell table:style-name="Table12.B1" office:value-type="string">
            <text:p text:style-name="P29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25"><text:span text:style-name="T10">Network1: </text:span>(devE, devF); (devE, devG)</text:p>
            <text:p text:style-name="P25"><text:span text:style-name="T10">Network2: </text:span>(devA, devC); (devA, devD); (devB, devC); (devB, devD)</text:p>
          </table:table-cell>
          <table:table-cell table:style-name="Table12.B2" office:value-type="string">
            <text:p text:style-name="P26">Network1: <text:span text:style-name="T8">(dev</text:span>B<text:span text:style-name="T8">, devF); (dev</text:span>B<text:span text:style-name="T8">, devG); (dev</text:span>B<text:span text:style-name="T8">, dev</text:span>A<text:span text:style-name="T8">); (dev</text:span>B<text:span text:style-name="T8">, dev</text:span>C<text:span text:style-name="T8">); (dev</text:span>B<text:span text:style-name="T8">, dev</text:span>D<text:span text:style-name="T8">); (dev</text:span>F<text:span text:style-name="T8">, devG); (dev</text:span>F<text:span text:style-name="T8">, dev</text:span>A<text:span text:style-name="T8">); (dev</text:span>F<text:span text:style-name="T8">, dev</text:span>C<text:span text:style-name="T8">); (dev</text:span>F<text:span text:style-name="T8">, dev</text:span>D<text:span text:style-name="T8">); (dev</text:span>G<text:span text:style-name="T8">, dev</text:span>A<text:span text:style-name="T8">); (dev</text:span>G<text:span text:style-name="T8">, dev</text:span>C<text:span text:style-name="T8">); (dev</text:span>G<text:span text:style-name="T8">, dev</text:span>D<text:span text:style-name="T8">); (dev</text:span>A<text:span text:style-name="T8">, dev</text:span>C<text:span text:style-name="T8">); (dev</text:span>A<text:span text:style-name="T8">, dev</text:span>D<text:span text:style-name="T8">); (dev</text:span>C<text:span text:style-name="T8">, dev</text:span>D<text:span text:style-name="T8">)</text:span></text:p>
          </table:table-cell>
        </table:table-row>
      </table:table>
      <text:p text:style-name="P12"/>
      <text:p text:style-name="P14">OBS<text:span text:style-name="T10">1</text:span>: Note that Dev a changes only line 9 and Dev d changes only line 10. The same happens with Dev c and d, respectively. We <text:span text:style-name="T10">suppose</text:span> that <text:span text:style-name="T10">the second network in Scenario 6 is that presented in the table above, because of the results of Scenario 3.</text:span></text:p>
      <text:p text:style-name="P14"/>
      <text:p text:style-name="P14"><text:span text:style-name="T10">OBS2: I am not sure which Dev created the Original file, but I think it is Dev g.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25T09:42:17.061361234</dc:date>
    <meta:editing-duration>PT26M21S</meta:editing-duration>
    <meta:editing-cycles>4</meta:editing-cycles>
    <meta:generator>LibreOffice/5.1.4.2$Linux_X86_64 LibreOffice_project/10m0$Build-2</meta:generator>
    <meta:document-statistic meta:table-count="12" meta:image-count="0" meta:object-count="0" meta:page-count="2" meta:paragraph-count="234" meta:word-count="429" meta:character-count="2867" meta:non-whitespace-character-count="2669"/>
  </office:meta>
</office:document-meta>
</file>